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8c39" officeooo:paragraph-rsid="00198c39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98c39" officeooo:paragraph-rsid="00198c39" style:font-size-asian="22pt" style:font-weight-asian="bold" style:font-size-complex="22pt" style:font-weight-complex="bold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Heading_20_3">
      <style:text-properties fo:font-variant="normal" fo:text-transform="none" fo:color="#000000" style:font-name="Times New Roman" fo:letter-spacing="normal" fo:font-style="normal" officeooo:rsid="00198c39" officeooo:paragraph-rsid="00198c39"/>
    </style:style>
    <style:style style:name="P5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letter-spacing="normal" fo:font-style="normal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color="#000000" style:font-name="Times New Roman" fo:font-size="14pt" fo:letter-spacing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TU ICPC CLUB</text:p>
      <text:p text:style-name="P2">prob: invalid number </text:p>
      <text:p text:style-name="P1"><text:s/>so I have a program that changes binary inputs to any base I like . I am so tired and I think <text:s/>I saw a 2 in a binary output . Which shouldn't have happened .. can you help me find out if there are irregularities in my output given the base and the output</text:p>
      <text:p text:style-name="P1"/>
      <text:h text:style-name="P4" text:outline-level="3">Input:</text:h>
      <text:p text:style-name="P3"><text:span text:style-name="T1">Each line of input provides the base </text:span><text:span text:style-name="Emphasis"><text:span text:style-name="T4">b</text:span></text:span><text:span text:style-name="Emphasis"><text:span text:style-name="T2"> </text:span></text:span><text:span text:style-name="T1">followed by a space followed by a number with up to 50 digits. </text:span><text:span text:style-name="Emphasis"><text:span text:style-name="T4">b</text:span></text:span><text:span text:style-name="Emphasis"><text:span text:style-name="T2"> </text:span></text:span><text:span text:style-name="T1">will be between 2 and 10, inclusive. The number will only have digits from 0 to 9. Input ends with a line giving </text:span><text:span text:style-name="Emphasis"><text:span text:style-name="T4">b = 1</text:span></text:span><text:span text:style-name="Emphasis"><text:span text:style-name="T2"> </text:span></text:span><text:span text:style-name="T1">and 0 for the number.</text:span></text:p>
      <text:h text:style-name="P5" text:outline-level="3">Output:</text:h>
      <text:p text:style-name="P3"><text:span text:style-name="T1">For each line of input, except the </text:span><text:span text:style-name="Emphasis"><text:span text:style-name="T4">b = 1 </text:span></text:span><text:span text:style-name="T1">line, print either "valid" (without quotes) if the number is valid in base <text:s/></text:span><text:span text:style-name="Emphasis"><text:span text:style-name="T4">b</text:span></text:span><text:span text:style-name="T1">, or print "there's no such thing as <text:s/></text:span><text:span text:style-name="Emphasis"><text:span text:style-name="T4">d</text:span></text:span><text:span text:style-name="T1">", if the number is invalid and where </text:span><text:span text:style-name="Emphasis"><text:span text:style-name="T4">d</text:span></text:span><text:span text:style-name="Emphasis"><text:span text:style-name="T2"> </text:span></text:span><text:span text:style-name="T1">is the invalid digit. A number may have multiple invalid digits. Print the first that is invalid when reading the number from left to right.</text:span></text:p>
      <text:h text:style-name="P5" text:outline-level="3">Sample Input:</text:h>
      <text:p text:style-name="P3"><text:span text:style-name="T1">2 1001111</text:span><text:line-break/><text:span text:style-name="T1">2 1002001</text:span><text:line-break/><text:span text:style-name="T1">10 12334566775839</text:span><text:line-break/><text:span text:style-name="T1">3 30</text:span><text:line-break/><text:span text:style-name="T1">1 0</text:span></text:p>
      <text:h text:style-name="P5" text:outline-level="3">Sample Output:</text:h>
      <text:p text:style-name="P3"><text:span text:style-name="T1">valid</text:span><text:line-break/><text:span text:style-name="T1">there's no such thing as 2</text:span><text:line-break/><text:span text:style-name="T1">valid</text:span><text:line-break/><text:span text:style-name="T1">there's no such thing as 3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09:20:32.890734399</meta:creation-date>
    <dc:date>2017-04-01T09:27:56.312184077</dc:date>
    <meta:editing-duration>PT7M2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209" meta:character-count="1023" meta:non-whitespace-character-count="819"/>
  </office:meta>
</office:document-meta>
</file>